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10.46">
            <text:p>10,4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9.48">
            <text:p>9,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10.54">
            <text:p>10,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,09</text:p>
          </table:table-cell>
          <table:table-cell office:value-type="float" office:value="10.78">
            <text:p>10,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">
            <text:p>0,09</text:p>
          </table:table-cell>
          <table:table-cell office:value-type="float" office:value="10.86">
            <text:p>10,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">
            <text:p>0,09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.1">
            <text:p>11,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,01</text:p>
          </table:table-cell>
          <table:table-cell office:value-type="float" office:value="10.2">
            <text:p>10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0.01">
            <text:p>0,01</text:p>
          </table:table-cell>
          <table:table-cell office:value-type="float" office:value="10.79">
            <text:p>10,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,01</text:p>
          </table:table-cell>
          <table:table-cell office:value-type="float" office:value="9.21">
            <text:p>9,21</text:p>
          </table:table-cell>
          <table:table-cell>
            <draw:frame table:end-cell-address="List1.K37" table:end-x="0.176cm" table:end-y="0.199cm" draw:z-index="0" draw:style-name="gr1" svg:width="15.575cm" svg:height="11.778cm" svg:x="0.408cm" svg:y="0.181cm">
              <draw:object draw:notify-on-update-of-ranges="List1.A33:List1.A33 List1.B1:List1.B10 List1.A34:List1.A34 List1.B11:List1.B20 List1.A35:List1.A35 List1.B21:List1.B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.27">
            <text:p>9,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office:value-type="float" office:value="11.15">
            <text:p>11,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">
            <text:p>0,03</text:p>
          </table:table-cell>
          <table:table-cell office:value-type="float" office:value="11.06">
            <text:p>11,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,03</text:p>
          </table:table-cell>
          <table:table-cell office:value-type="float" office:value="9.35">
            <text:p>9,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office:value-type="float" office:value="11.14">
            <text:p>11,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office:value-type="float" office:value="10.85">
            <text:p>10,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">
            <text:p>0,01</text:p>
          </table:table-cell>
          <table:table-cell office:value-type="float" office:value="11.02">
            <text:p>11,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office:value-type="float" office:value="10.57">
            <text:p>10,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">
            <text:p>0,01</text:p>
          </table:table-cell>
          <table:table-cell office:value-type="float" office:value="8.33">
            <text:p>8,3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">
            <text:p>0,01</text:p>
          </table:table-cell>
          <table:table-cell office:value-type="float" office:value="8.53">
            <text:p>8,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.59">
            <text:p>8,5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">
            <text:p>0,01</text:p>
          </table:table-cell>
          <table:table-cell office:value-type="float" office:value="9.09">
            <text:p>9,0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9.36">
            <text:p>9,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14">
            <text:p>9,1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.24">
            <text:p>9,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">
            <text:p>0,01</text:p>
          </table:table-cell>
          <table:table-cell office:value-type="float" office:value="9.12">
            <text:p>9,1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">
            <text:p>0,01</text:p>
          </table:table-cell>
          <table:table-cell office:value-type="float" office:value="9.08">
            <text:p>9,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.79">
            <text:p>8,7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Nginx – 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ginx – 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ginx – 3</text:p>
          </table:table-cell>
          <table:table-cell table:number-columns-repeated="3"/>
        </table:table-row>
        <table:table-row table:style-name="ro1">
          <table:table-cell office:value-type="string">
            <text:p>Memcached – 1</text:p>
          </table:table-cell>
          <table:table-cell table:number-columns-repeated="3"/>
        </table:table-row>
        <table:table-row table:style-name="ro1">
          <table:table-cell office:value-type="string">
            <text:p>Memcached – 2</text:p>
          </table:table-cell>
          <table:table-cell table:number-columns-repeated="3"/>
        </table:table-row>
        <table:table-row table:style-name="ro1">
          <table:table-cell office:value-type="string">
            <text:p>Memcached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0:13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4-29T20:13:01</dc:date>
    <dc:creator>Jakub Škrha</dc:creator>
    <meta:editing-duration>PT05H24M28S</meta:editing-duration>
    <meta:editing-cycles>7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1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76cm" svg:height="11.779cm" xlink:href=".." chart:class="chart:line" chart:style-name="ch1">
        <chart:legend chart:legend-position="end" svg:x="6.899cm" svg:y="4.378cm" chart:style-name="ch2"/>
        <chart:plot-area chart:style-name="ch3" table:cell-range-address="List1.A33:List1.A35 List1.B1:List1.B30" chart:data-source-has-labels="row" svg:x="0.206cm" svg:y="0.636cm" svg:width="15.249cm" svg:height="11.059cm">
          <chart:axis chart:dimension="x" chart:name="primary-x" chart:style-name="ch4">
            <chart:title svg:x="5.986cm" svg:y="11.359cm" chart:style-name="ch5">
              <text:p>Počet konkurentních uživatelů</text:p>
            </chart:title>
          </chart:axis>
          <chart:axis chart:dimension="y" chart:name="primary-y" chart:style-name="ch6">
            <chart:title svg:x="0.096cm" svg:y="6.132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Nginx – 1</text:p>
              </table:table-cell>
              <table:table-cell office:value-type="string">
                <text:p text:id="List1.A34:List1.A34">Nginx – 2</text:p>
              </table:table-cell>
              <table:table-cell office:value-type="string">
                <text:p text:id="List1.A35:List1.A35">Nginx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 text:id="List1.B1:List1.B10">0.08</text:p>
              </table:table-cell>
              <table:table-cell office:value-type="float" office:value="0.01">
                <text:p text:id="List1.B11:List1.B20">0.01</text:p>
              </table:table-cell>
              <table:table-cell office:value-type="float" office:value="0.01">
                <text:p text:id="List1.B21:List1.B30">0.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